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k zaliczeniowy – Instrukcja </text:p>
      <text:p text:style-name="Standard"/>
      <text:p text:style-name="P1"><text:tab/>Aplikacja została podzielona na 2 części (warstwy). Pierwsza to “damkorki_app”, która obejmuje aplikację SPA utworzoną przy pomocy Angular 5 oraz ASP.NET Core 2. Głównie kod frontendowy. Druga “damkorki_web_api” to aplikacja implementująca web service w ASP.NET Core z wykorzystaniem Entity Framework Core i Code First Migrations do bazy danych MS SQL. </text:p>
      <text:p text:style-name="P1">Obie aplikacje zostały deployowane na Microsoft Azure odpowiednio pod adresem: </text:p>
      <text:p text:style-name="P1"><text:a xlink:type="simple" xlink:href="https://damkorki.azurewebsites.net/" text:style-name="Internet_20_link" text:visited-style-name="Visited_20_Internet_20_Link">https://damkorki.azurewebsites.net</text:a> <text:s/>oraz <text:a xlink:type="simple" xlink:href="https://damkorki-web-api.azurewebsites.net/" text:style-name="Internet_20_link" text:visited-style-name="Visited_20_Internet_20_Link">https://damkorki-web-api.azurewebsites.net</text:a> </text:p>
      <text:p text:style-name="P1"/>
      <text:p text:style-name="P1">Cały projekt dostępny jest na github pod adresem: </text:p>
      <text:p text:style-name="P1"><text:a xlink:type="simple" xlink:href="https://github.com/iwona-wojciechowska/damkorki" text:style-name="Internet_20_link" text:visited-style-name="Visited_20_Internet_20_Link">https://github.com/iwona-wojciechowska/damkorki</text:a> </text:p>
      <text:p text:style-name="P1"/>
      <text:p text:style-name="P1">Omówienie aplikacji <text:span text:style-name="T1">Damkorki Web API:</text:span> </text:p>
      <text:p text:style-name="P1">W <text:span text:style-name="T1">appsettings.json</text:span> znajdują się ConnectionStringi do bazy danych na MacOS (MS SQL uruchamiany na Dockerze), do lokalnej bazy danych uruchamianej na Windowsie w Visual Studio, oraz do bazy danych w Microsoft Azure. </text:p>
      <text:p text:style-name="P1">Znajdują się tam również dane do autentykacji użytkownika z wykorzystaniem tokenów JWT (JSON Web Token): SecretKey, jak również dane do uwierzytelnienia mechanizmów logowania w Facebook, Google. Strona posiada autentykacje tokenową z danymi użytkownika przechowywanymi w lokalnej bazie danych SQL Server przy użyciu ASP.NET Identity. Dodatkowo zaimplementowana została możliwość logowania z Facebookiem i Googlem, jest ona zintegrowana z ASP.NET Identit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ona Wojciechowska</meta:initial-creator>
    <meta:creation-date>2018-01-21T15:34:52</meta:creation-date>
    <dc:date>2018-01-21T15:49:07</dc:date>
    <dc:creator>Iwona Wojciechowska</dc:creator>
    <meta:editing-duration>PT14M17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9" meta:word-count="172" meta:character-count="1357"/>
  </office:meta>
</office:document-meta>
</file>